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GenericDeepStubsTest.can_create_mock_from_multiple_type_variable_bounds_when_return_type_of_parameterized_method_is_a_parameterizedType_that_is_referencing_a_typeVar_on_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thGenerics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GenericDeepStubsTest.will_return_default_value_on_non_mockable_nested_gener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GenericDeepStubsTest.can_still_work_with_raw_type_in_the_return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GenericDeepStubsTest.cannot_handle_deep_stubs_with_generics_declared_upper_bounds_at_end_of_deep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turnsGenericDeepStubsTest.can_create_mock_from_return_types_declared_with_a_bounded_wildcar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GenericDeepStubsTest.can_create_mock_from_multiple_type_variable_bounds_when_method_return_type_is_referencing_a_typeVar_on_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GenericDeepStubsTest.generic_deep_mock_frenzy__look_at_these_chained_call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turnsGenericDeepStubsTest.can_handle_deep_stubs_with_generics_at_end_of_deep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GenericDeepStubsTest.can_create_mock_from_multiple_type_variable_bounds_when_return_type_of_parameterized_method_is_a_typeVar_that_is_referencing_a_typeVar_on_cla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OfSubClass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GenericDeepStubsTest.as_expected_fail_with_a_CCE_on_call_site_when_erasure_takes_place_for_example___StringBuilder_is_subject_to_eras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